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ed299" officeooo:paragraph-rsid="001ed299"/>
    </style:style>
    <style:style style:name="P2" style:family="paragraph" style:parent-style-name="Standard">
      <style:text-properties officeooo:rsid="001ed299" officeooo:paragraph-rsid="001ed299"/>
    </style:style>
    <style:style style:name="P3" style:family="paragraph" style:parent-style-name="Standard">
      <style:text-properties officeooo:paragraph-rsid="001ed299"/>
    </style:style>
    <style:style style:name="P4" style:family="paragraph" style:parent-style-name="Standard">
      <style:text-properties fo:font-weight="bold" officeooo:rsid="001ed299" officeooo:paragraph-rsid="001ed299" style:font-weight-asian="bold" style:font-weight-complex="bold"/>
    </style:style>
    <style:style style:name="P5" style:family="paragraph" style:parent-style-name="Text_20_body" style:list-style-name="L8"/>
    <style:style style:name="P6" style:family="paragraph" style:parent-style-name="Text_20_body" style:list-style-name="L8">
      <style:paragraph-properties fo:margin-top="0in" fo:margin-bottom="0in" style:contextual-spacing="false"/>
    </style:style>
    <style:style style:name="P7" style:family="paragraph" style:parent-style-name="Text_20_body">
      <style:text-properties officeooo:paragraph-rsid="001ed299"/>
    </style:style>
    <style:style style:name="P8" style:family="paragraph" style:parent-style-name="Text_20_body" style:list-style-name="L10"/>
    <style:style style:name="P9" style:family="paragraph" style:parent-style-name="Text_20_body" style:list-style-name="L10">
      <style:paragraph-properties fo:margin-top="0in" fo:margin-bottom="0in" style:contextual-spacing="false"/>
    </style:style>
    <style:style style:name="P10" style:family="paragraph" style:parent-style-name="Text_20_body" style:list-style-name="L11"/>
    <style:style style:name="P11" style:family="paragraph" style:parent-style-name="Text_20_body">
      <style:text-properties officeooo:rsid="001ed299" officeooo:paragraph-rsid="001ed299"/>
    </style:style>
    <style:style style:name="P12" style:family="paragraph" style:parent-style-name="Text_20_body" style:list-style-name="L16"/>
    <style:style style:name="P13" style:family="paragraph" style:parent-style-name="Text_20_body" style:list-style-name="L16">
      <style:paragraph-properties fo:margin-top="0in" fo:margin-bottom="0in" style:contextual-spacing="false"/>
    </style:style>
    <style:style style:name="P14" style:family="paragraph" style:parent-style-name="Text_20_body" style:list-style-name="L18"/>
    <style:style style:name="P15" style:family="paragraph" style:parent-style-name="Text_20_body" style:list-style-name="L18">
      <style:paragraph-properties fo:margin-top="0in" fo:margin-bottom="0in" style:contextual-spacing="false"/>
    </style:style>
    <style:style style:name="P16" style:family="paragraph" style:parent-style-name="Text_20_body" style:list-style-name="L20"/>
    <style:style style:name="P17" style:family="paragraph" style:parent-style-name="Text_20_body" style:list-style-name="L20">
      <style:paragraph-properties fo:margin-top="0in" fo:margin-bottom="0in" style:contextual-spacing="false"/>
    </style:style>
    <style:style style:name="P18" style:family="paragraph" style:parent-style-name="Text_20_body" style:list-style-name="L21"/>
    <style:style style:name="P19" style:family="paragraph" style:parent-style-name="Text_20_body" style:list-style-name="L22"/>
    <style:style style:name="P20" style:family="paragraph" style:parent-style-name="Text_20_body" style:list-style-name="L22">
      <style:paragraph-properties fo:margin-top="0in" fo:margin-bottom="0in" style:contextual-spacing="false"/>
    </style:style>
    <style:style style:name="P21" style:family="paragraph" style:parent-style-name="Text_20_body" style:list-style-name="L23"/>
    <style:style style:name="P22" style:family="paragraph" style:parent-style-name="Text_20_body" style:list-style-name="L24"/>
    <style:style style:name="P23" style:family="paragraph" style:parent-style-name="Text_20_body" style:list-style-name="L24">
      <style:paragraph-properties fo:margin-top="0in" fo:margin-bottom="0in" style:contextual-spacing="false"/>
    </style:style>
    <style:style style:name="P24" style:family="paragraph" style:parent-style-name="Text_20_body" style:list-style-name="L25"/>
    <style:style style:name="P25" style:family="paragraph" style:parent-style-name="Text_20_body" style:list-style-name="L25">
      <style:paragraph-properties fo:margin-top="0in" fo:margin-bottom="0in" style:contextual-spacing="false"/>
    </style:style>
    <style:style style:name="P26" style:family="paragraph" style:parent-style-name="Text_20_body" style:list-style-name="L26"/>
    <style:style style:name="P27" style:family="paragraph" style:parent-style-name="Text_20_body" style:list-style-name="L26">
      <style:paragraph-properties fo:margin-top="0in" fo:margin-bottom="0in" style:contextual-spacing="false"/>
    </style:style>
    <style:style style:name="P28" style:family="paragraph" style:parent-style-name="Text_20_body" style:list-style-name="L27"/>
    <style:style style:name="P29" style:family="paragraph" style:parent-style-name="Text_20_body" style:list-style-name="L27">
      <style:paragraph-properties fo:margin-top="0in" fo:margin-bottom="0in" style:contextual-spacing="false"/>
    </style:style>
    <style:style style:name="P30" style:family="paragraph" style:parent-style-name="Text_20_body" style:list-style-name="L28"/>
    <style:style style:name="P31" style:family="paragraph" style:parent-style-name="Text_20_body" style:list-style-name="L28">
      <style:paragraph-properties fo:margin-top="0in" fo:margin-bottom="0in" style:contextual-spacing="false"/>
    </style:style>
    <style:style style:name="P32" style:family="paragraph" style:parent-style-name="Text_20_body" style:list-style-name="L29"/>
    <style:style style:name="P33" style:family="paragraph" style:parent-style-name="Text_20_body" style:list-style-name="L29">
      <style:paragraph-properties fo:margin-top="0in" fo:margin-bottom="0in" style:contextual-spacing="false"/>
    </style:style>
    <style:style style:name="P34" style:family="paragraph" style:parent-style-name="Text_20_body" style:list-style-name="L30"/>
    <style:style style:name="P35" style:family="paragraph" style:parent-style-name="Text_20_body" style:list-style-name="L30">
      <style:paragraph-properties fo:margin-top="0in" fo:margin-bottom="0in" style:contextual-spacing="false"/>
    </style:style>
    <style:style style:name="P36" style:family="paragraph" style:parent-style-name="Text_20_body" style:list-style-name="L32"/>
    <style:style style:name="P37" style:family="paragraph" style:parent-style-name="Text_20_body" style:list-style-name="L32">
      <style:paragraph-properties fo:margin-top="0in" fo:margin-bottom="0in" style:contextual-spacing="false"/>
    </style:style>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4">
      <style:paragraph-properties fo:margin-top="0in" fo:margin-bottom="0in" style:contextual-spacing="false"/>
    </style:style>
    <style:style style:name="P41" style:family="paragraph" style:parent-style-name="Text_20_body" style:list-style-name="L35"/>
    <style:style style:name="P42" style:family="paragraph" style:parent-style-name="Text_20_body" style:list-style-name="L36"/>
    <style:style style:name="P43" style:family="paragraph" style:parent-style-name="Text_20_body" style:list-style-name="L36">
      <style:paragraph-properties fo:margin-top="0in" fo:margin-bottom="0in" style:contextual-spacing="false"/>
    </style:style>
    <style:style style:name="P44" style:family="paragraph" style:parent-style-name="Text_20_body" style:list-style-name="L37"/>
    <style:style style:name="P45" style:family="paragraph" style:parent-style-name="Text_20_body" style:list-style-name="L38"/>
    <style:style style:name="P46" style:family="paragraph" style:parent-style-name="Text_20_body" style:list-style-name="L38">
      <style:paragraph-properties fo:margin-top="0in" fo:margin-bottom="0in" style:contextual-spacing="false"/>
    </style:style>
    <style:style style:name="P47" style:family="paragraph" style:parent-style-name="Text_20_body" style:list-style-name="L39"/>
    <style:style style:name="P48" style:family="paragraph" style:parent-style-name="Text_20_body" style:list-style-name="L40"/>
    <style:style style:name="P49" style:family="paragraph" style:parent-style-name="Text_20_body" style:list-style-name="L40">
      <style:paragraph-properties fo:margin-top="0in" fo:margin-bottom="0in" style:contextual-spacing="false"/>
    </style:style>
    <style:style style:name="P50" style:family="paragraph" style:parent-style-name="Text_20_body" style:list-style-name="L41"/>
    <style:style style:name="P51" style:family="paragraph" style:parent-style-name="Text_20_body" style:list-style-name="L42"/>
    <style:style style:name="P52" style:family="paragraph" style:parent-style-name="Text_20_body" style:list-style-name="L42">
      <style:paragraph-properties fo:margin-top="0in" fo:margin-bottom="0in" style:contextual-spacing="false"/>
    </style:style>
    <style:style style:name="P53" style:family="paragraph" style:parent-style-name="Text_20_body" style:list-style-name="L43"/>
    <style:style style:name="P54" style:family="paragraph" style:parent-style-name="Text_20_body" style:list-style-name="L44"/>
    <style:style style:name="P55" style:family="paragraph" style:parent-style-name="Text_20_body" style:list-style-name="L44">
      <style:paragraph-properties fo:margin-top="0in" fo:margin-bottom="0in" style:contextual-spacing="false"/>
    </style:style>
    <style:style style:name="P56" style:family="paragraph" style:parent-style-name="Text_20_body" style:list-style-name="L45"/>
    <style:style style:name="P57" style:family="paragraph" style:parent-style-name="Text_20_body" style:list-style-name="L46"/>
    <style:style style:name="P58" style:family="paragraph" style:parent-style-name="Text_20_body" style:list-style-name="L46">
      <style:paragraph-properties fo:margin-top="0in" fo:margin-bottom="0in" style:contextual-spacing="false"/>
    </style:style>
    <style:style style:name="P59" style:family="paragraph" style:parent-style-name="Text_20_body" style:list-style-name="L47"/>
    <style:style style:name="P60" style:family="paragraph" style:parent-style-name="Text_20_body" style:list-style-name="L48"/>
    <style:style style:name="P61" style:family="paragraph" style:parent-style-name="Text_20_body" style:list-style-name="L48">
      <style:paragraph-properties fo:margin-top="0in" fo:margin-bottom="0in" style:contextual-spacing="false"/>
    </style:style>
    <style:style style:name="P62" style:family="paragraph" style:parent-style-name="Text_20_body" style:list-style-name="L49"/>
    <style:style style:name="P63" style:family="paragraph" style:parent-style-name="Text_20_body" style:list-style-name="L49">
      <style:paragraph-properties fo:margin-top="0in" fo:margin-bottom="0in" style:contextual-spacing="false"/>
    </style:style>
    <style:style style:name="P64" style:family="paragraph" style:parent-style-name="Text_20_body" style:list-style-name="L50"/>
    <style:style style:name="P65" style:family="paragraph" style:parent-style-name="Text_20_body" style:list-style-name="L50">
      <style:paragraph-properties fo:margin-top="0in" fo:margin-bottom="0in" style:contextual-spacing="false"/>
    </style:style>
    <style:style style:name="P66" style:family="paragraph" style:parent-style-name="Text_20_body" style:list-style-name="L51"/>
    <style:style style:name="P67" style:family="paragraph" style:parent-style-name="Text_20_body" style:list-style-name="L51">
      <style:paragraph-properties fo:margin-top="0in" fo:margin-bottom="0in" style:contextual-spacing="false"/>
    </style:style>
    <style:style style:name="P68" style:family="paragraph" style:parent-style-name="Text_20_body" style:list-style-name="L52"/>
    <style:style style:name="P69" style:family="paragraph" style:parent-style-name="Text_20_body">
      <style:text-properties fo:font-weight="bold" officeooo:rsid="001ed299" officeooo:paragraph-rsid="00208360" style:font-weight-asian="bold" style:font-weight-complex="bold"/>
    </style:style>
    <style:style style:name="T1" style:family="text">
      <style:text-properties officeooo:rsid="001ed299"/>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ainframe: A large, powerful computer system that can handle many users and tasks simultaneously.</text:p>
      <text:p text:style-name="Standard"/>
      <text:p text:style-name="Standard">Minicomputer: A smaller, less powerful computer system than a mainframe, but still capable of handling multiple users and tasks.</text:p>
      <text:p text:style-name="Standard"/>
      <text:p text:style-name="Standard">Workstations: Powerful computers used for specific tasks, often by a single user.</text:p>
      <text:p text:style-name="Standard">Servers: Computers that provide services to other computers, such as file storage or web access.</text:p>
      <text:p text:style-name="Standard">Slide Explanation:</text:p>
      <text:p text:style-name="Standard"/>
      <text:p text:style-name="Standard">The slide talks about the different roles of operating systems depending on the type of computer they run on.</text:p>
      <text:p text:style-name="Standard"/>
      <text:p text:style-name="Standard">User Perspective: Users primarily want an operating system that is easy to use and provides good performance. They are not usually concerned with how efficiently the system uses resources.</text:p>
      <text:p text:style-name="Standard"/>
      <text:p text:style-name="Standard">Shared Computer Perspective: In shared computer environments like mainframes or minicomputers, the operating system needs to manage resources efficiently to keep all users happy. It needs to allocate resources fairly and prevent one user from hogging them.</text:p>
      <text:p text:style-name="Standard"/>
      <text:p text:style-name="Standard">Dedicated Systems Perspective: Workstations have dedicated resources, but they often need to access shared resources from servers. The operating system needs to manage both local and remote resources effectively.</text:p>
      <text:p text:style-name="Standard"/>
      <text:p text:style-name="Standard">In essence, the slide highlights that operating systems need to balance the needs of users and the efficient use of resources, depending on the type of computer they run on.</text:p>
      <text:p text:style-name="Standard"/>
      <text:p text:style-name="Standard"/>
      <text:p text:style-name="P3"><text:span text:style-name="T1">Karnel: </text:span>The kernel is the core part of an operating system, acting as a bridge between hardware and software. It manages resources such as CPU, memory, and devices, ensuring efficient and secure access for various programs. The kernel handles system calls, interrupts, and processes and plays a key role in enforcing system security and stability.</text:p>
      <text:p text:style-name="P3"/>
      <text:p text:style-name="P7"><text:span text:style-name="Strong_20_Emphasis">System Programs vs. Application Programs:</text:span></text:p>
      <text:list text:style-name="L8">
        <text:list-item>
          <text:p text:style-name="P6"><text:span text:style-name="Strong_20_Emphasis">System Programs:</text:span> These are programs that come with the OS but are not part of the kernel. They help manage system resources and provide essential services like file management, printing, and network communication. </text:p>
        </text:list-item>
        <text:list-item>
          <text:p text:style-name="P5"><text:span text:style-name="Strong_20_Emphasis">Application Programs:</text:span> These are programs that you use to perform specific tasks, like word processing, web browsing, or playing games. They run on top of the OS and use its services.</text:p>
        </text:list-item>
      </text:list>
      <text:p text:style-name="P3"/>
      <text:p text:style-name="P3"><text:span text:style-name="T1">Bus:</text:span>In the context of an operating system (OS), a <text:span text:style-name="Strong_20_Emphasis">bus</text:span> is a communication system that transfers data between different components of a computer. It acts as a <text:span text:style-name="Emphasis">data highway</text:span>, allowing the CPU, memory, and other hardware components to send and receive information.</text:p>
      <text:p text:style-name="P3"/>
      <text:p text:style-name="P3"><text:span text:style-name="T1">Interrupt: </text:span>In an operating system (OS), an <text:span text:style-name="Strong_20_Emphasis">interrupt</text:span> is a signal sent to the CPU that temporarily stops the current task, allowing the system to respond to important events or conditions. It "interrupts" the CPU's normal flow of operations to make sure something that requires attention is handled immediately.</text:p>
      <text:p text:style-name="P2"/>
      <text:p text:style-name="P3"><text:soft-page-break/><text:span text:style-name="T1">Trap or exception: </text:span>A <text:span text:style-name="Strong_20_Emphasis">trap</text:span> or <text:span text:style-name="Strong_20_Emphasis">exception</text:span> is a type of software-generated interrupt in an operating system. It is triggered by either an error in a program or a specific request from a program that requires the operating system’s attention.</text:p>
      <text:h text:style-name="Heading_20_3" text:outline-level="3">Key Points about Traps or Exceptions:</text:h>
      <text:list text:style-name="L10">
        <text:list-item>
          <text:p text:style-name="P8"><text:span text:style-name="Strong_20_Emphasis">Software-Generated</text:span>:</text:p>
          <text:list>
            <text:list-item>
              <text:p text:style-name="P9">Unlike hardware interrupts (which come from devices), traps are generated by the software itself.</text:p>
            </text:list-item>
          </text:list>
        </text:list-item>
        <text:list-item>
          <text:p text:style-name="P8"><text:span text:style-name="Strong_20_Emphasis">Caused by Errors</text:span>:</text:p>
          <text:list>
            <text:list-item>
              <text:p text:style-name="P9">When a program encounters an error, like dividing by zero or trying to access memory it shouldn’t, a trap occurs. This tells the operating system that the program needs help or correction.</text:p>
            </text:list-item>
          </text:list>
        </text:list-item>
        <text:list-item>
          <text:p text:style-name="P8"><text:span text:style-name="Strong_20_Emphasis">User Requests</text:span>:</text:p>
          <text:list>
            <text:list-item>
              <text:p text:style-name="P9">Sometimes, traps are intentional. Programs may use them to request specific services from the operating system (like file access or memory allocation). This is also called a <text:span text:style-name="Strong_20_Emphasis">system call</text:span>.</text:p>
            </text:list-item>
          </text:list>
        </text:list-item>
        <text:list-item>
          <text:p text:style-name="P8"><text:span text:style-name="Strong_20_Emphasis">Handling by OS</text:span>:</text:p>
          <text:list>
            <text:list-item>
              <text:p text:style-name="P8">The operating system has special code, called an <text:span text:style-name="Strong_20_Emphasis">interrupt handler</text:span> or <text:span text:style-name="Strong_20_Emphasis">trap handler</text:span>, that addresses each type of trap. The OS either fixes the problem, provides the requested service, or terminates the program if the error is critical.</text:p>
            </text:list-item>
          </text:list>
        </text:list-item>
      </text:list>
      <text:h text:style-name="Heading_20_3" text:outline-level="3">Example:</text:h>
      <text:list text:style-name="L11">
        <text:list-item>
          <text:p text:style-name="P10">If a program tries to divide a number by zero, it triggers a trap. The operating system catches this trap, knows an error occurred, and can then handle it (e.g., by showing an error message or stopping the program).</text:p>
        </text:list-item>
      </text:list>
      <text:p text:style-name="Text_20_body">In summary, <text:span text:style-name="Strong_20_Emphasis">traps/exceptions</text:span> are software-generated interrupts for errors or service requests, allowing the operating system to respond to issues or requests from programs.</text:p>
      <text:p text:style-name="P2"/>
      <text:p text:style-name="P2"/>
      <text:p text:style-name="P4">“Operating system is interrupt driven”</text:p>
      <text:p text:style-name="P2"/>
      <text:p text:style-name="P11">"An operating system is described as <text:span text:style-name="Emphasis">interrupt-driven</text:span>, meaning it relies on interrupts to manage tasks efficiently. Instead of constantly checking (or polling) every device and program for updates or actions, the operating system waits for interrupts to signal that attention is needed.</text:p>
      <text:p text:style-name="Text_20_body">When an interrupt occurs—such as a key being pressed, data being received from a network, or a program needing more resources—the operating system stops its current work briefly, saves its place, and addresses the interrupt. Once it has handled the request, it returns to what it was doing before.</text:p>
      <text:p text:style-name="Text_20_body">This interrupt-driven approach is efficient because the CPU doesn’t waste time checking devices repeatedly; it only responds when necessary. This way, resources are managed better, and tasks are handled faster."</text:p>
      <text:p text:style-name="P2"/>
      <text:p text:style-name="P2"/>
      <text:p text:style-name="P11"><text:soft-page-break/><text:span text:style-name="Strong_20_Emphasis">Bootstrap Program</text:span>:</text:p>
      <text:list text:style-name="L16">
        <text:list-item>
          <text:p text:style-name="P13">When a computer powers up or reboots, a special program called the <text:span text:style-name="Emphasis">bootstrap program</text:span> is automatically loaded. This program’s role is to initiate the system and prepare it for normal operation.</text:p>
        </text:list-item>
        <text:list-item>
          <text:p text:style-name="P13"><text:span text:style-name="Strong_20_Emphasis">Location</text:span>: It’s typically stored in <text:span text:style-name="Emphasis">ROM</text:span> (Read-Only Memory) or <text:span text:style-name="Emphasis">EPROM</text:span> (Erasable Programmable Read-Only Memory) as part of the system's <text:span text:style-name="Emphasis">firmware</text:span>, allowing it to run immediately on startup, independent of the operating system.</text:p>
        </text:list-item>
        <text:list-item>
          <text:p text:style-name="P12"><text:span text:style-name="Strong_20_Emphasis">Function</text:span>: The bootstrap program initializes hardware, performs a Power-On Self-Test (POST), and loads the operating system kernel into memory to begin system operation.</text:p>
        </text:list-item>
      </text:list>
      <text:p text:style-name="P2"/>
      <text:h text:style-name="P1" text:outline-level="3"><text:span text:style-name="Strong_20_Emphasis">Interrupt Handling</text:span></text:h>
      <text:list text:style-name="L18">
        <text:list-item>
          <text:p text:style-name="P14"><text:span text:style-name="Strong_20_Emphasis">Interrupt Mechanism</text:span>:</text:p>
          <text:list>
            <text:list-item>
              <text:p text:style-name="P15">Interrupts allow the CPU to be notified of events, such as I/O requests, errors, or urgent tasks, without constantly checking each device. This improves efficiency by letting the CPU focus on other tasks until an interrupt is triggered.</text:p>
            </text:list-item>
            <text:list-item>
              <text:p text:style-name="P15"><text:span text:style-name="Strong_20_Emphasis">State Preservation</text:span>: The operating system saves the current CPU state (register values, program counter) so the interrupted program can resume correctly after the interrupt is handled.</text:p>
            </text:list-item>
          </text:list>
        </text:list-item>
        <text:list-item>
          <text:p text:style-name="P14"><text:span text:style-name="Strong_20_Emphasis">Types of Interrupts</text:span>:</text:p>
          <text:list>
            <text:list-item>
              <text:p text:style-name="P15"><text:span text:style-name="Strong_20_Emphasis">Polling Interrupt</text:span>:</text:p>
              <text:list>
                <text:list-item>
                  <text:p text:style-name="P15">In polling, the CPU periodically checks each device to see if it needs attention. While straightforward, polling can be inefficient because it requires regular checks even if no device needs service.</text:p>
                </text:list-item>
              </text:list>
            </text:list-item>
            <text:list-item>
              <text:p text:style-name="P15"><text:span text:style-name="Strong_20_Emphasis">Vectored Interrupt</text:span>:</text:p>
              <text:list>
                <text:list-item>
                  <text:p text:style-name="P15">In vectored interrupts, an <text:span text:style-name="Emphasis">I/O device</text:span> signals the CPU directly when it needs attention. Each interrupt has a specific vector (or address) that points to its handling routine. This approach is more efficient since the CPU doesn’t have to keep polling.</text:p>
                </text:list-item>
              </text:list>
            </text:list-item>
          </text:list>
        </text:list-item>
        <text:list-item>
          <text:p text:style-name="P14"><text:span text:style-name="Strong_20_Emphasis">Interrupt Service Routine (ISR)</text:span>:</text:p>
          <text:list>
            <text:list-item>
              <text:p text:style-name="P14">Different interrupt types have separate <text:span text:style-name="Emphasis">Interrupt Service Routines (ISRs)</text:span>, which are segments of code specifically written to handle each kind of interrupt. The operating system determines the correct ISR to execute based on the interrupt type, then performs the required actions (e.g., reading data from an I/O device) before resuming the interrupted program.</text:p>
            </text:list-item>
          </text:list>
        </text:list-item>
      </text:list>
      <text:p text:style-name="P2"/>
      <text:p text:style-name="P11"><text:span text:style-name="Strong_20_Emphasis">Middleware</text:span>:</text:p>
      <text:list text:style-name="L20">
        <text:list-item>
          <text:p text:style-name="P17">Middleware is software that provides services to other applications beyond what's offered by the operating system, helping different applications communicate and manage data effectively.</text:p>
        </text:list-item>
        <text:list-item>
          <text:p text:style-name="P16">Common examples include databases, message queues, and remote procedure call (RPC) frameworks. Middleware enables complex, distributed applications, especially in networked or cloud-based systems.</text:p>
        </text:list-item>
      </text:list>
      <text:list text:style-name="L21">
        <text:list-item>
          <text:p text:style-name="P18"><text:soft-page-break/><text:span text:style-name="Strong_20_Emphasis">System Program</text:span>:</text:p>
        </text:list-item>
      </text:list>
      <text:list text:style-name="L22">
        <text:list-item>
          <text:p text:style-name="P20">System programs are utility programs that manage system resources, provide system services, and assist in the execution of application programs. Examples include file management utilities, diagnostic tools, and compilers.</text:p>
        </text:list-item>
        <text:list-item>
          <text:p text:style-name="P19">They interact closely with the kernel and provide a bridge between the hardware and higher-level application software.</text:p>
        </text:list-item>
      </text:list>
      <text:list text:style-name="L23">
        <text:list-item>
          <text:p text:style-name="P21"><text:span text:style-name="Strong_20_Emphasis">Application Program</text:span>:</text:p>
        </text:list-item>
      </text:list>
      <text:list text:style-name="L24">
        <text:list-item>
          <text:p text:style-name="P23">Application programs, or applications, are end-user software designed to perform specific tasks for users, such as word processing, web browsing, and gaming.</text:p>
        </text:list-item>
        <text:list-item>
          <text:p text:style-name="P22">Unlike system programs, applications don't interact directly with hardware but instead use the services provided by system programs, middleware, and the kernel to operate.</text:p>
        </text:list-item>
      </text:list>
      <text:h text:style-name="P1" text:outline-level="3"><text:span text:style-name="Strong_20_Emphasis">Deadlock</text:span></text:h>
      <text:list text:style-name="L25">
        <text:list-item>
          <text:p text:style-name="P25"><text:span text:style-name="Strong_20_Emphasis">Definition</text:span>: A <text:span text:style-name="Emphasis">deadlock</text:span> occurs when a group of processes is stuck waiting for each other to release resources, and none of them can proceed. This often happens when each process holds a resource that another process needs.</text:p>
        </text:list-item>
        <text:list-item>
          <text:p text:style-name="P25"><text:span text:style-name="Strong_20_Emphasis">Example</text:span>: If Process A holds Resource X and needs Resource Y, while Process B holds Resource Y and needs Resource X, neither can proceed, creating a deadlock.</text:p>
        </text:list-item>
        <text:list-item>
          <text:p text:style-name="P24"><text:span text:style-name="Strong_20_Emphasis">Prevention</text:span>: Operating systems use various strategies to prevent or detect deadlocks, such as resource allocation ordering, timeout mechanisms, or deadlock detection algorithms.</text:p>
        </text:list-item>
      </text:list>
      <text:h text:style-name="Heading_20_3" text:outline-level="3"><text:span text:style-name="Strong_20_Emphasis">Thread</text:span></text:h>
      <text:list text:style-name="L26">
        <text:list-item>
          <text:p text:style-name="P27"><text:span text:style-name="Strong_20_Emphasis">Definition</text:span>: A <text:span text:style-name="Emphasis">thread</text:span> is the smallest unit of a process that can be scheduled and executed by the CPU. A process can have multiple threads, each performing a part of the process’s tasks.</text:p>
        </text:list-item>
        <text:list-item>
          <text:p text:style-name="P27"><text:span text:style-name="Strong_20_Emphasis">Benefits</text:span>: Threads share the same memory space and resources of the parent process, allowing for efficient task execution within a program.</text:p>
        </text:list-item>
        <text:list-item>
          <text:p text:style-name="P26"><text:span text:style-name="Strong_20_Emphasis">Example</text:span>: In a web browser, separate threads may be used for handling user input, rendering graphics, and downloading data simultaneously.</text:p>
        </text:list-item>
      </text:list>
      <text:h text:style-name="Heading_20_3" text:outline-level="3"><text:span text:style-name="Strong_20_Emphasis">Multithreading</text:span></text:h>
      <text:list text:style-name="L27">
        <text:list-item>
          <text:p text:style-name="P29"><text:span text:style-name="Strong_20_Emphasis">Definition</text:span>: <text:span text:style-name="Emphasis">Multithreading</text:span> is the ability of a CPU or an OS to execute multiple threads concurrently within the same process.</text:p>
        </text:list-item>
        <text:list-item>
          <text:p text:style-name="P29"><text:span text:style-name="Strong_20_Emphasis">Advantages</text:span>:</text:p>
          <text:list>
            <text:list-item>
              <text:p text:style-name="P29">Improves efficiency by allowing multiple parts of a program to run simultaneously.</text:p>
            </text:list-item>
            <text:list-item>
              <text:p text:style-name="P29">Reduces resource usage, as threads within the same process share memory and resources.</text:p>
            </text:list-item>
          </text:list>
        </text:list-item>
        <text:list-item>
          <text:p text:style-name="P28"><text:span text:style-name="Strong_20_Emphasis">Use Case</text:span>: In applications like video editing or gaming, multithreading allows different tasks (rendering frames, processing audio) to happen in parallel, improving performance.</text:p>
        </text:list-item>
      </text:list>
      <text:h text:style-name="Heading_20_3" text:outline-level="3"><text:span text:style-name="Strong_20_Emphasis">Cache</text:span></text:h>
      <text:list text:style-name="L28">
        <text:list-item>
          <text:p text:style-name="P31"><text:span text:style-name="Strong_20_Emphasis">Definition</text:span>: A <text:span text:style-name="Emphasis">cache</text:span> is a smaller, faster memory located close to the CPU that stores frequently accessed data and instructions.</text:p>
        </text:list-item>
        <text:list-item>
          <text:p text:style-name="P31"><text:soft-page-break/><text:span text:style-name="Strong_20_Emphasis">Purpose</text:span>: It speeds up the execution of programs by reducing the need to access slower main memory (RAM) for frequently used data.</text:p>
        </text:list-item>
        <text:list-item>
          <text:p text:style-name="P31"><text:span text:style-name="Strong_20_Emphasis">Levels of Cache</text:span>:</text:p>
          <text:list>
            <text:list-item>
              <text:p text:style-name="P31"><text:span text:style-name="Emphasis">L1 Cache</text:span>: Smallest and fastest, located directly on the CPU.</text:p>
            </text:list-item>
            <text:list-item>
              <text:p text:style-name="P31"><text:span text:style-name="Emphasis">L2 and L3 Cache</text:span>: Larger but slightly slower, shared by multiple cores or CPUs.</text:p>
            </text:list-item>
          </text:list>
        </text:list-item>
        <text:list-item>
          <text:p text:style-name="P30"><text:span text:style-name="Strong_20_Emphasis">Example</text:span>: When you repeatedly access the same piece of data, it’s often fetched from the cache, making the process much quicker than retrieving it from main memory.</text:p>
        </text:list-item>
      </text:list>
      <text:p text:style-name="Horizontal_20_Line"/>
      <text:p text:style-name="Text_20_body">In summary:</text:p>
      <text:list text:style-name="L29">
        <text:list-item>
          <text:p text:style-name="P33"><text:span text:style-name="Strong_20_Emphasis">Deadlock</text:span> is a situation where processes are stuck waiting for resources held by each other.</text:p>
        </text:list-item>
        <text:list-item>
          <text:p text:style-name="P33"><text:span text:style-name="Strong_20_Emphasis">Thread</text:span> is a unit of execution within a process.</text:p>
        </text:list-item>
        <text:list-item>
          <text:p text:style-name="P33"><text:span text:style-name="Strong_20_Emphasis">Multithreading</text:span> allows a process to execute multiple threads at once, improving efficiency.</text:p>
        </text:list-item>
        <text:list-item>
          <text:p text:style-name="P32"><text:span text:style-name="Strong_20_Emphasis">Cache</text:span> is fast memory near the CPU that stores frequently accessed data to speed up processing.</text:p>
        </text:list-item>
      </text:list>
      <text:p text:style-name="P2"/>
      <text:p text:style-name="P11">A <text:span text:style-name="Strong_20_Emphasis">local buffer</text:span> is a temporary storage area in memory, typically used by an application or process to hold data temporarily as it is being transferred from one place to another or processed. Buffers are essential in computing to manage data flow smoothly, especially when the speed of data production and consumption varies.</text:p>
      <text:h text:style-name="Heading_20_3" text:outline-level="3">Key Points About Local Buffers:</text:h>
      <text:list text:style-name="L30">
        <text:list-item>
          <text:p text:style-name="P34"><text:span text:style-name="Strong_20_Emphasis">Purpose</text:span>:</text:p>
          <text:list>
            <text:list-item>
              <text:p text:style-name="P35">A local buffer helps manage data more efficiently by temporarily storing it close to where it's needed. This avoids delays and data loss that might happen if the data was accessed or processed directly from a slower storage or input/output (I/O) device.</text:p>
            </text:list-item>
            <text:list-item>
              <text:p text:style-name="P35">For example, in a word processor, a buffer might be used to hold keystrokes until the processor is ready to display them on the screen.</text:p>
            </text:list-item>
          </text:list>
        </text:list-item>
        <text:list-item>
          <text:p text:style-name="P34"><text:span text:style-name="Strong_20_Emphasis">In Operating Systems</text:span>:</text:p>
          <text:list>
            <text:list-item>
              <text:p text:style-name="P35">The OS may use local buffers to handle data from I/O devices like hard drives, network interfaces, or keyboards. Data from these devices is stored in a buffer before being processed or saved to its final destination.</text:p>
            </text:list-item>
            <text:list-item>
              <text:p text:style-name="P35">Local buffers are also used in multitasking and multiprocessing systems to prevent data from different processes from interfering with each other.</text:p>
            </text:list-item>
          </text:list>
        </text:list-item>
        <text:list-item>
          <text:p text:style-name="P34"><text:span text:style-name="Strong_20_Emphasis">Examples</text:span>:</text:p>
          <text:list>
            <text:list-item>
              <text:p text:style-name="P35"><text:span text:style-name="Strong_20_Emphasis">File I/O Buffer</text:span>: When reading or writing files, the OS often stores file data in a local buffer temporarily to reduce the number of reads/writes to the storage, which is generally slower than accessing memory.</text:p>
            </text:list-item>
            <text:list-item>
              <text:p text:style-name="P35"><text:span text:style-name="Strong_20_Emphasis">Network Buffer</text:span>: In network communication, incoming packets are stored in a buffer before being processed to ensure smooth data flow despite network speed variations.</text:p>
            </text:list-item>
            <text:list-item>
              <text:p text:style-name="P35"><text:span text:style-name="Strong_20_Emphasis">Video/Audio Streaming</text:span>: Local buffers are used to store a few seconds of media data to prevent interruptions due to network fluctuations.</text:p>
            </text:list-item>
          </text:list>
        </text:list-item>
        <text:list-item>
          <text:p text:style-name="P34"><text:span text:style-name="Strong_20_Emphasis">Benefits</text:span>:</text:p>
          <text:list>
            <text:list-item>
              <text:p text:style-name="P35"><text:soft-page-break/>Reduces delays by holding data close to where it’s processed.</text:p>
            </text:list-item>
            <text:list-item>
              <text:p text:style-name="P35">Helps manage differences in speed between devices, like fast processors and slower storage or I/O devices.</text:p>
            </text:list-item>
            <text:list-item>
              <text:p text:style-name="P34">Prevents data loss or corruption by keeping data isolated for each process.</text:p>
            </text:list-item>
          </text:list>
        </text:list-item>
      </text:list>
      <text:h text:style-name="Heading_20_3" text:outline-level="3">Summary</text:h>
      <text:p text:style-name="Text_20_body">A <text:span text:style-name="Strong_20_Emphasis">local buffer</text:span> is a temporary storage area in memory that holds data close to where it’s needed, facilitating efficient and smooth data processing by the operating system and applications. It’s widely used in file handling, I/O operations, and network communication to improve performance and ensure reliable data transfer.</text:p>
      <text:p text:style-name="P2"/>
      <text:p text:style-name="P2"/>
      <text:p text:style-name="P11"><text:span text:style-name="Strong_20_Emphasis">I/O Structure</text:span>:</text:p>
      <text:list text:style-name="L32">
        <text:list-item>
          <text:p text:style-name="P37"><text:span text:style-name="Strong_20_Emphasis">Definition</text:span>: Input/Output (I/O) Structure handles data transfers between the computer’s main components and peripheral devices like the keyboard, mouse, or printer.</text:p>
        </text:list-item>
        <text:list-item>
          <text:p text:style-name="P36"><text:span text:style-name="Strong_20_Emphasis">Explanation</text:span>: When you tell the computer to print a document, the I/O structure is responsible for managing that transfer of data from the computer to the printer. It makes sure tasks wait or continue based on whether the transfer is complete.</text:p>
        </text:list-item>
      </text:list>
      <text:list text:style-name="L33">
        <text:list-item>
          <text:p text:style-name="P38"><text:span text:style-name="Strong_20_Emphasis">Storage Structure</text:span>:</text:p>
        </text:list-item>
      </text:list>
      <text:list text:style-name="L34">
        <text:list-item>
          <text:p text:style-name="P40"><text:span text:style-name="Strong_20_Emphasis">Definition</text:span>: Refers to how data is stored and accessed in different layers, from fast but limited memory (like RAM) to slower, larger storage (like hard drives).</text:p>
        </text:list-item>
        <text:list-item>
          <text:p text:style-name="P39"><text:span text:style-name="Strong_20_Emphasis">Explanation</text:span>: Imagine a storage hierarchy as different levels of cabinets where frequently accessed items are kept in a small cabinet nearby, while less-used items are stored in a larger, more distant cabinet. This structure helps speed up access times.</text:p>
        </text:list-item>
      </text:list>
      <text:list text:style-name="L35">
        <text:list-item>
          <text:p text:style-name="P41"><text:span text:style-name="Strong_20_Emphasis">Direct Memory Access (DMA)</text:span>:</text:p>
        </text:list-item>
      </text:list>
      <text:list text:style-name="L36">
        <text:list-item>
          <text:p text:style-name="P43"><text:span text:style-name="Strong_20_Emphasis">Definition</text:span>: A system allowing devices to transfer data directly to memory without CPU involvement.</text:p>
        </text:list-item>
        <text:list-item>
          <text:p text:style-name="P42"><text:span text:style-name="Strong_20_Emphasis">Explanation</text:span>: Think of DMA as a fast track that lets large amounts of data move directly from storage to memory. This reduces the CPU’s workload, helping the system run more efficiently.</text:p>
        </text:list-item>
      </text:list>
      <text:list text:style-name="L37">
        <text:list-item>
          <text:p text:style-name="P44"><text:span text:style-name="Strong_20_Emphasis">Multiprogramming</text:span>:</text:p>
        </text:list-item>
      </text:list>
      <text:list text:style-name="L38">
        <text:list-item>
          <text:p text:style-name="P46"><text:span text:style-name="Strong_20_Emphasis">Definition</text:span>: A method of running multiple programs on a single processor by managing their time on the CPU.</text:p>
        </text:list-item>
        <text:list-item>
          <text:p text:style-name="P45"><text:span text:style-name="Strong_20_Emphasis">Explanation</text:span>: Multiprogramming is like a single chef working on multiple dishes. The chef (CPU) switches between cooking (programs) to make sure all dishes are being prepared efficiently.</text:p>
        </text:list-item>
      </text:list>
      <text:list text:style-name="L39">
        <text:list-item>
          <text:p text:style-name="P47"><text:span text:style-name="Strong_20_Emphasis">Dual-mode Operation</text:span>:</text:p>
        </text:list-item>
      </text:list>
      <text:list text:style-name="L40">
        <text:list-item>
          <text:p text:style-name="P49"><text:span text:style-name="Strong_20_Emphasis">Definition</text:span>: Dual-mode operation separates user activities from system operations, creating two modes: user mode and kernel mode.</text:p>
        </text:list-item>
        <text:list-item>
          <text:p text:style-name="P48"><text:soft-page-break/><text:span text:style-name="Strong_20_Emphasis">Explanation</text:span>: This is like having different access levels in a building: regular employees (user mode) can access general areas, while managers (kernel mode) can access restricted areas to perform critical tasks.</text:p>
        </text:list-item>
      </text:list>
      <text:list text:style-name="L41">
        <text:list-item>
          <text:p text:style-name="P50"><text:span text:style-name="Strong_20_Emphasis">Process Management</text:span>:</text:p>
        </text:list-item>
      </text:list>
      <text:list text:style-name="L42">
        <text:list-item>
          <text:p text:style-name="P52"><text:span text:style-name="Strong_20_Emphasis">Definition</text:span>: The management of processes (active programs) by the OS, ensuring efficient use of resources.</text:p>
        </text:list-item>
        <text:list-item>
          <text:p text:style-name="P51"><text:span text:style-name="Strong_20_Emphasis">Explanation</text:span>: It’s like an event manager assigning tasks to different staff. The OS schedules, pauses, and terminates processes to keep the system organized.</text:p>
        </text:list-item>
      </text:list>
      <text:list text:style-name="L43">
        <text:list-item>
          <text:p text:style-name="P53"><text:span text:style-name="Strong_20_Emphasis">Memory Management</text:span>:</text:p>
        </text:list-item>
      </text:list>
      <text:list text:style-name="L44">
        <text:list-item>
          <text:p text:style-name="P55"><text:span text:style-name="Strong_20_Emphasis">Definition</text:span>: Memory management controls the allocation and deallocation of memory to programs.</text:p>
        </text:list-item>
        <text:list-item>
          <text:p text:style-name="P54"><text:span text:style-name="Strong_20_Emphasis">Explanation</text:span>: Similar to a librarian organizing books on a shelf, memory management ensures data and programs have enough space to run smoothly while keeping track of where everything is stored.</text:p>
        </text:list-item>
      </text:list>
      <text:list text:style-name="L45">
        <text:list-item>
          <text:p text:style-name="P56"><text:span text:style-name="Strong_20_Emphasis">File-system Management</text:span>:</text:p>
        </text:list-item>
      </text:list>
      <text:list text:style-name="L46">
        <text:list-item>
          <text:p text:style-name="P58"><text:span text:style-name="Strong_20_Emphasis">Definition</text:span>: This manages how files are stored, organized, and accessed on a storage device.</text:p>
        </text:list-item>
        <text:list-item>
          <text:p text:style-name="P57"><text:span text:style-name="Strong_20_Emphasis">Explanation</text:span>: Think of it as a digital filing cabinet where files are sorted, stored, and accessed based on rules set by the OS to maintain order and security.</text:p>
        </text:list-item>
      </text:list>
      <text:list text:style-name="L47">
        <text:list-item>
          <text:p text:style-name="P59"><text:span text:style-name="Strong_20_Emphasis">Caching</text:span>:</text:p>
        </text:list-item>
      </text:list>
      <text:list text:style-name="L48">
        <text:list-item>
          <text:p text:style-name="P61"><text:span text:style-name="Strong_20_Emphasis">Definition</text:span>: Caching temporarily stores data in faster storage for quicker access.</text:p>
        </text:list-item>
        <text:list-item>
          <text:p text:style-name="P60"><text:span text:style-name="Strong_20_Emphasis">Explanation</text:span>: It’s like keeping a notepad on your desk for notes you frequently need, so you don’t have to open a file cabinet each time. This helps speed up data retrieval.</text:p>
        </text:list-item>
      </text:list>
      <text:p text:style-name="P2"/>
      <text:p text:style-name="P2"/>
      <text:p text:style-name="P2"/>
      <text:p text:style-name="P2"/>
      <text:h text:style-name="P1" text:outline-level="3"><text:span text:style-name="Strong_20_Emphasis">Multiprogramming (Batch System)</text:span></text:h>
      <text:list text:style-name="L49">
        <text:list-item>
          <text:p text:style-name="P63"><text:span text:style-name="Strong_20_Emphasis">Purpose</text:span>: Multiprogramming is designed to make the computer more efficient by ensuring that the CPU is always busy.</text:p>
        </text:list-item>
        <text:list-item>
          <text:p text:style-name="P63"><text:span text:style-name="Strong_20_Emphasis">How it Works</text:span>: It allows multiple jobs (programs) to be loaded into memory. When one job has to wait (like for input/output), the operating system switches to another job.</text:p>
        </text:list-item>
        <text:list-item>
          <text:p text:style-name="P62"><text:span text:style-name="Strong_20_Emphasis">Job Scheduling</text:span>: The OS uses job scheduling to pick which job to run next, so the CPU always has something to do.</text:p>
        </text:list-item>
      </text:list>
      <text:h text:style-name="Heading_20_3" text:outline-level="3"><text:span text:style-name="Strong_20_Emphasis">Timesharing (Multitasking)</text:span></text:h>
      <text:list text:style-name="L50">
        <text:list-item>
          <text:p text:style-name="P65"><text:span text:style-name="Strong_20_Emphasis">Purpose</text:span>: Timesharing, also known as multitasking, is an extension of multiprogramming that allows multiple users to interact with their programs while they’re running, making computing <text:span text:style-name="Emphasis">interactive</text:span>.</text:p>
        </text:list-item>
        <text:list-item>
          <text:p text:style-name="P65"><text:span text:style-name="Strong_20_Emphasis">How it Works</text:span>: The CPU switches between jobs very quickly, so users feel like their programs are running simultaneously.</text:p>
        </text:list-item>
        <text:list-item>
          <text:p text:style-name="P65"><text:span text:style-name="Strong_20_Emphasis">Key Features</text:span>:</text:p>
          <text:list>
            <text:list-item>
              <text:p text:style-name="P65"><text:soft-page-break/><text:span text:style-name="Emphasis">Fast Response</text:span>: The system aims to respond to each user in less than a second.</text:p>
            </text:list-item>
            <text:list-item>
              <text:p text:style-name="P65"><text:span text:style-name="Emphasis">CPU Scheduling</text:span>: Just like in multiprogramming, the OS decides which job to run, but with even faster switching for better user experience.</text:p>
            </text:list-item>
            <text:list-item>
              <text:p text:style-name="P64"><text:span text:style-name="Emphasis">Virtual Memory</text:span>: If the jobs don’t all fit in memory, virtual memory allows jobs to be temporarily stored on disk and swapped in as needed.</text:p>
            </text:list-item>
          </text:list>
        </text:list-item>
      </text:list>
      <text:p text:style-name="Horizontal_20_Line"/>
      <text:p text:style-name="Text_20_body">In summary:</text:p>
      <text:list text:style-name="L51">
        <text:list-item>
          <text:p text:style-name="P67"><text:span text:style-name="Strong_20_Emphasis">Multiprogramming</text:span> focuses on keeping the CPU busy by switching to other jobs when one waits.</text:p>
        </text:list-item>
        <text:list-item>
          <text:p text:style-name="P66"><text:span text:style-name="Strong_20_Emphasis">Timesharing (Multitasking)</text:span> adds the ability for users to interact with the system in real-time, switching jobs even faster to create a smooth experience for multiple users.</text:p>
        </text:list-item>
      </text:list>
      <text:p text:style-name="P4"/>
      <text:p text:style-name="P69">A program is a passive entity, a process is an active entity</text:p>
      <text:p text:style-name="P2"/>
      <text:p text:style-name="P11">The line "A program is a passive entity, a process is an active entity" means:</text:p>
      <text:list text:style-name="L52">
        <text:list-item>
          <text:p text:style-name="P68">A <text:span text:style-name="Strong_20_Emphasis">program</text:span> is just a set of instructions or code, stored in a file on the disk. By itself, it doesn’t do anything—it’s simply there, waiting to be run. That's why we call it <text:span text:style-name="Strong_20_Emphasis">passive</text:span>.</text:p>
        </text:list-item>
        <text:list-item>
          <text:p text:style-name="P68">A <text:span text:style-name="Strong_20_Emphasis">process</text:span> is what we get when the program is loaded into memory and actually running on the CPU. It's <text:span text:style-name="Strong_20_Emphasis">active</text:span> because it’s currently executing instructions and using system resources (like CPU, memory, and I/O devices) to perform its tasks.</text:p>
        </text:list-item>
      </text:list>
      <text:p text:style-name="Text_20_body">In simple terms, think of a program as a "recipe" and a process as the "cooking" of that recipe. The recipe itself just sits there, while the cooking process is active and doing work.</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0T22:44:25.475646030</meta:creation-date>
    <dc:date>2024-11-10T23:01:48.740157861</dc:date>
    <meta:editing-duration>PT7M6S</meta:editing-duration>
    <meta:editing-cycles>1</meta:editing-cycles>
    <meta:document-statistic meta:table-count="0" meta:image-count="0" meta:object-count="0" meta:page-count="8" meta:paragraph-count="147" meta:word-count="2872" meta:character-count="17908" meta:non-whitespace-character-count="15291"/>
    <meta:generator>LibreOffice/24.2.6.2$Linux_X86_64 LibreOffice_project/420$Build-2</meta:generator>
  </office:meta>
</office:document-meta>
</file>